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n=50_b=0.1_c=0.2_d=0.1</text:p>
          </table:table-cell>
          <table:table-cell office:value-type="string">
            <text:p>n=50_b=0.1_c=0.3_d=0.1</text:p>
          </table:table-cell>
          <table:table-cell office:value-type="string">
            <text:p>n=50_b=0.2_c=0.1_d=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2311004">
            <text:p>0.012311004</text:p>
          </table:table-cell>
          <table:table-cell office:value-type="float" office:value="0.11686439">
            <text:p>0.11686439</text:p>
          </table:table-cell>
          <table:table-cell table:style-name="ce1" office:value-type="float" office:value="0.0001044685">
            <text:p>1.04E-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827419">
            <text:p>15.827419</text:p>
          </table:table-cell>
          <table:table-cell office:value-type="float" office:value="188.42061">
            <text:p>188.42061</text:p>
          </table:table-cell>
          <table:table-cell office:value-type="float" office:value="0.799585">
            <text:p>0.7995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927448">
            <text:p>8.927448</text:p>
          </table:table-cell>
          <table:table-cell office:value-type="float" office:value="20.89459">
            <text:p>20.89459</text:p>
          </table:table-cell>
          <table:table-cell office:value-type="float" office:value="3.004211">
            <text:p>3.0042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834608">
            <text:p>10.834608</text:p>
          </table:table-cell>
          <table:table-cell office:value-type="float" office:value="24.90393">
            <text:p>24.90393</text:p>
          </table:table-cell>
          <table:table-cell office:value-type="float" office:value="4.144734">
            <text:p>4.14473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ce1" office:value-type="float" office:value="-7.10543E-015">
            <text:p>-7.11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1275">
            <text:p>12.1275</text:p>
          </table:table-cell>
          <table:table-cell office:value-type="float" office:value="14.061391">
            <text:p>14.061391</text:p>
          </table:table-cell>
          <table:table-cell office:value-type="float" office:value="273.49281">
            <text:p>273.492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87801">
            <text:p>10.787801</text:p>
          </table:table-cell>
          <table:table-cell office:value-type="float" office:value="7.655882">
            <text:p>7.655882</text:p>
          </table:table-cell>
          <table:table-cell office:value-type="float" office:value="63.18603">
            <text:p>63.186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988525">
            <text:p>7.988525</text:p>
          </table:table-cell>
          <table:table-cell office:value-type="float" office:value="27.21747">
            <text:p>27.21747</text:p>
          </table:table-cell>
          <table:table-cell office:value-type="float" office:value="11.087293">
            <text:p>11.0872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251361">
            <text:p>10.251361</text:p>
          </table:table-cell>
          <table:table-cell office:value-type="float" office:value="29.43732">
            <text:p>29.43732</text:p>
          </table:table-cell>
          <table:table-cell office:value-type="float" office:value="16.782521">
            <text:p>16.7825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9121.28">
            <text:p>149121.28</text:p>
          </table:table-cell>
          <table:table-cell office:value-type="float" office:value="81249">
            <text:p>81249</text:p>
          </table:table-cell>
          <table:table-cell office:value-type="float" office:value="288399.5">
            <text:p>288399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23.81">
            <text:p>2523.81</text:p>
          </table:table-cell>
          <table:table-cell office:value-type="float" office:value="2303.4093">
            <text:p>2303.4093</text:p>
          </table:table-cell>
          <table:table-cell office:value-type="float" office:value="3317.026">
            <text:p>3317.0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04.314">
            <text:p>12304.314</text:p>
          </table:table-cell>
          <table:table-cell office:value-type="float" office:value="112379.95">
            <text:p>112379.95</text:p>
          </table:table-cell>
          <table:table-cell office:value-type="float" office:value="150465.019077">
            <text:p>150465.0190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.57353">
            <text:p>27.57353</text:p>
          </table:table-cell>
          <table:table-cell office:value-type="float" office:value="69.40441">
            <text:p>69.40441</text:p>
          </table:table-cell>
          <table:table-cell office:value-type="float" office:value="64.12246">
            <text:p>64.122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348554">
            <text:p>0.03348554</text:p>
          </table:table-cell>
          <table:table-cell office:value-type="float" office:value="0.1200688">
            <text:p>0.1200688</text:p>
          </table:table-cell>
          <table:table-cell office:value-type="float" office:value="2.574566">
            <text:p>2.5745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6887">
            <text:p>38.6887</text:p>
          </table:table-cell>
          <table:table-cell office:value-type="float" office:value="42.14105">
            <text:p>42.14105</text:p>
          </table:table-cell>
          <table:table-cell office:value-type="float" office:value="133.31035">
            <text:p>133.310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28511">
            <text:p>4.628511</text:p>
          </table:table-cell>
          <table:table-cell office:value-type="float" office:value="6.394683">
            <text:p>6.394683</text:p>
          </table:table-cell>
          <table:table-cell office:value-type="float" office:value="15.100823">
            <text:p>15.1008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13934">
            <text:p>0.5313934</text:p>
          </table:table-cell>
          <table:table-cell office:value-type="float" office:value="0.7751674">
            <text:p>0.7751674</text:p>
          </table:table-cell>
          <table:table-cell office:value-type="float" office:value="3.309686">
            <text:p>3.3096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071677">
            <text:p>2.071677</text:p>
          </table:table-cell>
          <table:table-cell office:value-type="float" office:value="2.559973">
            <text:p>2.559973</text:p>
          </table:table-cell>
          <table:table-cell office:value-type="float" office:value="14.671923">
            <text:p>14.6719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522999">
            <text:p>2.522999</text:p>
          </table:table-cell>
          <table:table-cell office:value-type="float" office:value="3.028654">
            <text:p>3.028654</text:p>
          </table:table-cell>
          <table:table-cell office:value-type="float" office:value="2.936586">
            <text:p>2.9365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285636">
            <text:p>0.7285636</text:p>
          </table:table-cell>
          <table:table-cell office:value-type="float" office:value="1.3493781">
            <text:p>1.3493781</text:p>
          </table:table-cell>
          <table:table-cell office:value-type="float" office:value="0.9704254">
            <text:p>0.9704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29022285">
            <text:p>0.229022285</text:p>
          </table:table-cell>
          <table:table-cell office:value-type="float" office:value="0.29375671">
            <text:p>0.29375671</text:p>
          </table:table-cell>
          <table:table-cell office:value-type="float" office:value="1.00035944">
            <text:p>1.000359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5893891">
            <text:p>0.55893891</text:p>
          </table:table-cell>
          <table:table-cell office:value-type="float" office:value="1.2273344">
            <text:p>1.2273344</text:p>
          </table:table-cell>
          <table:table-cell office:value-type="float" office:value="1.6454864">
            <text:p>1.645486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27561">
            <text:p>1.27561</text:p>
          </table:table-cell>
          <table:table-cell office:value-type="float" office:value="1.689661">
            <text:p>1.689661</text:p>
          </table:table-cell>
          <table:table-cell office:value-type="float" office:value="1.426383">
            <text:p>1.42638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6.0098">
            <text:p>46.0098</text:p>
          </table:table-cell>
          <table:table-cell office:value-type="float" office:value="51.09029">
            <text:p>51.09029</text:p>
          </table:table-cell>
          <table:table-cell office:value-type="float" office:value="59.68179">
            <text:p>59.681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/12/2013</text:date>, <text:time>02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02:56:22.91</dc:date>
    <dc:creator>Mirjam Skarica</dc:creator>
    <meta:document-statistic meta:table-count="1" meta:cell-count="99" meta:object-count="0"/>
    <meta:generator>OpenOffice/4.0.1$Win32 OpenOffice.org_project/401m5$Build-9714</meta:generator>
  </office:meta>
</office:document-meta>
</file>